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ui-monospace" svg:font-family="ui-monospace, SFMono-Regular, 'SF Mono', Menlo, Consolas, 'Liberation Mono', 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text-align="center" style:justify-single-word="false"/>
      <style:text-properties style:font-name="Arial1" fo:font-size="44pt" officeooo:rsid="00002b86" officeooo:paragraph-rsid="00002b86" style:font-size-asian="38.5pt" style:font-size-complex="44pt"/>
    </style:style>
    <style:style style:name="P5" style:family="paragraph" style:parent-style-name="Standard">
      <style:paragraph-properties fo:text-align="end" style:justify-single-word="false"/>
      <style:text-properties style:font-name="Arial1" fo:font-size="11pt" officeooo:rsid="00002b86" officeooo:paragraph-rsid="00002b86" style:font-size-asian="9.60000038146973pt" style:font-size-complex="11pt"/>
    </style:style>
    <style:style style:name="P6" style:family="paragraph" style:parent-style-name="Text_20_body">
      <style:text-properties officeooo:rsid="0001224b" officeooo:paragraph-rsid="0001224b"/>
    </style:style>
    <style:style style:name="P7" style:family="paragraph" style:parent-style-name="Text_20_body">
      <style:text-properties officeooo:rsid="00029e07" officeooo:paragraph-rsid="00029e07"/>
    </style:style>
    <style:style style:name="P8" style:family="paragraph" style:parent-style-name="Text_20_body">
      <style:paragraph-properties fo:text-align="center" style:justify-single-word="false"/>
      <style:text-properties officeooo:rsid="000306fd" officeooo:paragraph-rsid="000306fd"/>
    </style:style>
    <style:style style:name="P9" style:family="paragraph" style:parent-style-name="Text_20_body">
      <style:paragraph-properties fo:text-align="justify" style:justify-single-word="false"/>
      <style:text-properties officeooo:rsid="000306fd" officeooo:paragraph-rsid="000306fd"/>
    </style:style>
    <style:style style:name="P10" style:family="paragraph" style:parent-style-name="Text_20_body">
      <style:text-properties officeooo:rsid="000306fd" officeooo:paragraph-rsid="000306fd"/>
    </style:style>
    <style:style style:name="P11" style:family="paragraph" style:parent-style-name="Text_20_body">
      <style:text-properties officeooo:paragraph-rsid="000306fd"/>
    </style:style>
    <style:style style:name="P12" style:family="paragraph" style:parent-style-name="Text_20_body">
      <style:text-properties officeooo:paragraph-rsid="000dce2f"/>
    </style:style>
    <style:style style:name="P13" style:family="paragraph" style:parent-style-name="Text_20_body">
      <style:text-properties officeooo:rsid="00102783" officeooo:paragraph-rsid="00102783"/>
    </style:style>
    <style:style style:name="P14" style:family="paragraph" style:parent-style-name="Table_20_Contents">
      <style:paragraph-properties fo:margin-top="0cm" fo:margin-bottom="0cm" loext:contextual-spacing="false" style:line-height-at-least="0.529cm"/>
      <style:text-properties style:font-name="ui-monospace" fo:font-size="9pt" officeooo:paragraph-rsid="000e47b9"/>
    </style:style>
    <style:style style:name="P15" style:family="paragraph" style:parent-style-name="Table_20_Contents">
      <style:paragraph-properties fo:margin-top="0cm" fo:margin-bottom="0cm" loext:contextual-spacing="false"/>
      <style:text-properties style:font-name="ui-monospace" fo:font-size="9pt" officeooo:paragraph-rsid="000e47b9"/>
    </style:style>
    <style:style style:name="P16" style:family="paragraph" style:parent-style-name="Text_20_body">
      <style:paragraph-properties fo:margin-top="0cm" fo:margin-bottom="0cm" loext:contextual-spacing="false"/>
      <style:text-properties officeooo:paragraph-rsid="000e47b9"/>
    </style:style>
    <style:style style:name="P17" style:family="paragraph" style:parent-style-name="Title" style:master-page-name="First_20_Page">
      <style:paragraph-properties style:page-number="auto"/>
      <style:text-properties officeooo:rsid="00126ada" officeooo:paragraph-rsid="00126ada"/>
    </style:style>
    <style:style style:name="P18" style:family="paragraph" style:parent-style-name="Contents_20_Heading" style:master-page-name="Standard">
      <style:paragraph-properties style:page-number="1" fo:break-before="page"/>
    </style:style>
    <style:style style:name="P19" style:family="paragraph" style:parent-style-name="Heading_20_1">
      <style:text-properties officeooo:rsid="0001224b"/>
    </style:style>
    <style:style style:name="P20" style:family="paragraph" style:parent-style-name="Heading_20_1">
      <style:text-properties officeooo:paragraph-rsid="000306fd"/>
    </style:style>
    <style:style style:name="P21" style:family="paragraph" style:parent-style-name="Heading_20_2">
      <style:text-properties officeooo:paragraph-rsid="000306fd"/>
    </style:style>
    <style:style style:name="P22" style:family="paragraph" style:parent-style-name="Standard">
      <style:paragraph-properties fo:text-align="start" style:justify-single-word="false"/>
      <style:text-properties style:font-name="Arial1" fo:font-size="11pt" officeooo:rsid="00002b86" officeooo:paragraph-rsid="00002b86" style:font-size-asian="9.60000038146973pt" style:font-size-complex="11pt"/>
    </style:style>
    <style:style style:name="P23" style:family="paragraph" style:parent-style-name="Standard">
      <style:paragraph-properties fo:text-align="justify" style:justify-single-word="false" fo:break-before="page"/>
      <style:text-properties style:font-name="Arial1" fo:font-size="11pt" officeooo:rsid="00002b86" officeooo:paragraph-rsid="00002b86" style:font-size-asian="9.60000038146973pt" style:font-size-complex="11pt"/>
    </style:style>
    <style:style style:name="P24" style:family="paragraph" style:parent-style-name="Text_20_body">
      <style:paragraph-properties fo:text-align="justify" style:justify-single-word="false"/>
      <style:text-properties officeooo:paragraph-rsid="000306fd"/>
    </style:style>
    <style:style style:name="P25" style:family="paragraph" style:parent-style-name="Text_20_body">
      <style:text-properties officeooo:rsid="000306fd" officeooo:paragraph-rsid="000306fd"/>
    </style:style>
    <style:style style:name="T1" style:family="text">
      <style:text-properties officeooo:rsid="0001224b"/>
    </style:style>
    <style:style style:name="T2" style:family="text">
      <style:text-properties officeooo:rsid="00029e07"/>
    </style:style>
    <style:style style:name="T3" style:family="text">
      <style:text-properties officeooo:rsid="00059e07"/>
    </style:style>
    <style:style style:name="T4" style:family="text">
      <style:text-properties officeooo:rsid="00075b99"/>
    </style:style>
    <style:style style:name="T5" style:family="text">
      <style:text-properties officeooo:rsid="0008cb4b"/>
    </style:style>
    <style:style style:name="T6" style:family="text">
      <style:text-properties officeooo:rsid="000a044c"/>
    </style:style>
    <style:style style:name="T7" style:family="text">
      <style:text-properties style:font-name="ui-monospace" fo:font-size="9pt"/>
    </style:style>
    <style:style style:name="T8" style:family="text">
      <style:text-properties officeooo:rsid="00102783"/>
    </style:style>
    <style:style style:name="T9" style:family="text">
      <style:text-properties officeooo:rsid="00126ada"/>
    </style:style>
    <style:style style:name="T10" style:family="text">
      <style:text-properties style:font-name="Liberation Serif" fo:font-size="12pt" style:font-size-asian="12pt" style:font-size-complex="12pt"/>
    </style:style>
    <style:style style:name="T11" style:family="text">
      <style:text-properties style:font-name="Liberation Serif" fo:font-size="12pt" officeooo:rsid="00126ada" style:font-size-asian="12pt" style:font-size-complex="12pt"/>
    </style:style>
    <style:style style:name="T12" style:family="text">
      <style:text-properties style:font-name="Liberation Serif" fo:font-size="12pt" officeooo:rsid="00135fd1" style:font-size-asian="12pt" style:font-size-complex="12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github.com/UniNieto/Cansat22-23TeamRocket/edit/main/Partes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method="post" form:control-implementation="ooo:com.sun.star.form.component.Form" office:target-frame="" xlink:href="https://github.com/UniNieto/Cansat22-23TeamRocket/delete/main/Partes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Laicata</text:p>
      <text:p text:style-name="P4"/>
      <text:p text:style-name="P4"/>
      <text:p text:style-name="P4"/>
      <text:p text:style-name="P4"/>
      <text:p text:style-name="P4"/>
      <text:p text:style-name="P4">IMAGEN</text:p>
      <text:p text:style-name="P4"/>
      <text:p text:style-name="P4"/>
      <text:p text:style-name="P4"/>
      <text:p text:style-name="P4"/>
      <text:p text:style-name="P5">Team Rocket </text:p>
      <text:p text:style-name="P5">Izan Castellano Azzarelli</text:p>
      <text:p text:style-name="P5">Jairo Salva Escriva</text:p>
      <text:p text:style-name="P5">Marc Colomer Marcilla </text:p>
      <text:p text:style-name="P5">Javier Gómez Hernández</text:p>
      <text:p text:style-name="P5">Diverbot- <text:span text:style-name="T3">Comunidad Valenciana</text:span></text:p>
      <text:p text:style-name="P5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8">Índice</text:p>
          </text:index-title>
          <text:p text:style-name="P1"><text:a xlink:type="simple" xlink:href="#__RefHeading___Toc105_679982336" text:style-name="Index_20_Link" text:visited-style-name="Index_20_Link">1. Introducción<text:tab/>2</text:a></text:p>
          <text:p text:style-name="P1"><text:a xlink:type="simple" xlink:href="#__RefHeading___Toc107_679982336" text:style-name="Index_20_Link" text:visited-style-name="Index_20_Link">2. Misión Primaria y Secundaria<text:tab/>2</text:a></text:p>
          <text:p text:style-name="P2"><text:a xlink:type="simple" xlink:href="#__RefHeading___Toc109_679982336" text:style-name="Index_20_Link" text:visited-style-name="Index_20_Link">2.1 Misión Primaria<text:tab/>2</text:a></text:p>
          <text:p text:style-name="P3"><text:a xlink:type="simple" xlink:href="#__RefHeading___Toc111_679982336" text:style-name="Index_20_Link" text:visited-style-name="Index_20_Link"><text:s/>2.1.1. Medida de presión atmosférica y temperatura<text:tab/>2</text:a></text:p>
          <text:p text:style-name="P3"><text:a xlink:type="simple" xlink:href="#__RefHeading___Toc113_679982336" text:style-name="Index_20_Link" text:visited-style-name="Index_20_Link">2.1.2. Diseño del paracaídas<text:tab/>2</text:a></text:p>
          <text:p text:style-name="P3"><text:a xlink:type="simple" xlink:href="#__RefHeading___Toc115_679982336" text:style-name="Index_20_Link" text:visited-style-name="Index_20_Link">2.1.3. Análisis de datos<text:tab/>2</text:a></text:p>
          <text:p text:style-name="P2"><text:a xlink:type="simple" xlink:href="#__RefHeading___Toc117_679982336" text:style-name="Index_20_Link" text:visited-style-name="Index_20_Link">2.2. Diseño de la carcasa<text:tab/>3</text:a></text:p>
          <text:p text:style-name="P2"><text:a xlink:type="simple" xlink:href="#__RefHeading___Toc119_679982336" text:style-name="Index_20_Link" text:visited-style-name="Index_20_Link">2.3. Misión Secundaria<text:tab/>3</text:a></text:p>
          <text:p text:style-name="P1"><text:a xlink:type="simple" xlink:href="#__RefHeading___Toc121_679982336" text:style-name="Index_20_Link" text:visited-style-name="Index_20_Link">3. Planificación<text:tab/>3</text:a></text:p>
          <text:p text:style-name="P1"><text:a xlink:type="simple" xlink:href="#__RefHeading___Toc123_679982336" text:style-name="Index_20_Link" text:visited-style-name="Index_20_Link">4. Presupuesto<text:tab/>3</text:a></text:p>
          <text:p text:style-name="P1"><text:a xlink:type="simple" xlink:href="#__RefHeading___Toc125_679982336" text:style-name="Index_20_Link" text:visited-style-name="Index_20_Link">5. Plan de difusión y patrocinio<text:tab/>3</text:a></text:p>
          <text:p text:style-name="P1"><text:a xlink:type="simple" xlink:href="#__RefHeading___Toc127_679982336" text:style-name="Index_20_Link" text:visited-style-name="Index_20_Link">6. Bibliografía/Referencias/Recursos utilizados<text:tab/>3</text:a></text:p>
        </text:index-body>
      </text:table-of-content>
      <text:p text:style-name="P22"/>
      <text:p text:style-name="P23"/>
      <text:h text:style-name="P19" text:outline-level="1"><text:bookmark-start text:name="__RefHeading___Toc105_679982336"/>1. Introducción<text:bookmark-end text:name="__RefHeading___Toc105_679982336"/></text:h>
      <text:p text:style-name="Text_20_body"/>
      <text:p text:style-name="P6">Este equipo esta formado por tres miembros fundamentales que son Jairo un <text:s/>estudian<text:span text:style-name="T4">t</text:span>e de 1r de bachillerato, <text:span text:style-name="T6">especializado en el diseño de placas integradas, donde a trabajado en la placas integradas de nuestro CanSat,</text:span> Marc <text:span text:style-name="T6">un modulo de informática, </text:span></text:p>
      <text:p text:style-name="P6"/>
      <text:h text:style-name="Heading_20_1" text:outline-level="1"><text:bookmark-start text:name="__RefHeading___Toc107_679982336"/>2. Misión <text:span text:style-name="T1">P</text:span>rimaria y <text:span text:style-name="T1">S</text:span>ecundaria<text:bookmark-end text:name="__RefHeading___Toc107_679982336"/></text:h>
      <text:p text:style-name="P7">Para poder lograr con excito la misión primaria y secundaria hemos tenido que utilizar un <text:s/>sensor de temperatura, de presión <text:span text:style-name="T8">y humedad para medir cada uno de esos aspectos</text:span></text:p>
      <text:p text:style-name="Text_20_body"><text:s/></text:p>
      <text:h text:style-name="Heading_20_2" text:outline-level="2"><text:bookmark-start text:name="__RefHeading___Toc109_679982336"/>2.1 Misión Primaria <text:bookmark-end text:name="__RefHeading___Toc109_679982336"/></text:h>
      <text:p text:style-name="P13">La misión primaria es usar el sensor para medir la temperatura y al presión atmosférica.</text:p>
      <text:p text:style-name="P7"/>
      <text:h text:style-name="Heading_20_3" text:outline-level="3"><text:bookmark-start text:name="__RefHeading___Toc111_679982336"/><text:span text:style-name="T2"><text:s/></text:span>2.1.1. Medida de presión atmosférica y temperatura <text:bookmark-end text:name="__RefHeading___Toc111_679982336"/></text:h>
      <text:p text:style-name="P7">Obtenemos los datos gracias a nuestro pr<text:span text:style-name="T5">o</text:span>grama…</text:p>
      <text:p text:style-name="P7"/>
      <text:h text:style-name="Heading_20_3" text:outline-level="3"><text:bookmark-start text:name="__RefHeading___Toc113_679982336"/>2.1.2. Diseño del paracaídas <text:bookmark-end text:name="__RefHeading___Toc113_679982336"/></text:h>
      <text:p text:style-name="P7">A lo largo de un gran debate de equipo, hemos optado por el paracaídas <text:span text:style-name="T8">semicircular </text:span></text:p>
      <text:p text:style-name="P7"/>
      <text:h text:style-name="Heading_20_3" text:outline-level="3"><text:bookmark-start text:name="__RefHeading___Toc115_679982336"/>2.1.3. Análisis de datos <text:bookmark-end text:name="__RefHeading___Toc115_679982336"/></text:h>
      <text:p text:style-name="Text_20_body"/>
      <text:p text:style-name="Text_20_body"/>
      <text:p text:style-name="P8">Grafica</text:p>
      <text:p text:style-name="P8"/>
      <text:p text:style-name="P9">Al ver los resultados sacados por el sensor y se puede ver como…</text:p>
      <text:p text:style-name="P24"/>
      <text:h text:style-name="P21" text:outline-level="2"><text:bookmark-start text:name="__RefHeading___Toc117_679982336"/><text:soft-page-break/>2.2. Diseño de la carcasa <text:bookmark-end text:name="__RefHeading___Toc117_679982336"/></text:h>
      <text:p text:style-name="P10">Para nuestro diseño del CanSat, hemos optado por una impresión 3D porque…</text:p>
      <text:p text:style-name="P10"/>
      <text:h text:style-name="Heading_20_2" text:outline-level="2"><text:bookmark-start text:name="__RefHeading___Toc119_679982336"/>2.3. Misión Secundaria <text:bookmark-end text:name="__RefHeading___Toc119_679982336"/></text:h>
      <text:p text:style-name="P10">Para nuestra misión secundaria, hemos escogido por crear…</text:p>
      <text:p text:style-name="P10"/>
      <text:h text:style-name="Heading_20_1" text:outline-level="1"><text:bookmark-start text:name="__RefHeading___Toc121_679982336"/>3. Planificación <text:bookmark-end text:name="__RefHeading___Toc121_679982336"/></text:h>
      <text:p text:style-name="Text_20_body">Cronograma o diagrama que incluya las fases de diseño, <text:span text:style-name="T3">prototipo</text:span>, construcción, pruebas y todas las fechas y plazos clave (horas a la semana dedicadas, etc) para llevar a cabo el proyecto. </text:p>
      <text:p text:style-name="Text_20_body"/>
      <text:h text:style-name="P20" text:outline-level="1"><text:bookmark-start text:name="__RefHeading___Toc123_679982336"/>4. Presupuesto <text:bookmark-end text:name="__RefHeading___Toc123_679982336"/></text:h>
      <text:p text:style-name="P11">Lista del coste estimado de cada elemento del CanSa<text:span text:style-name="T3">t</text:span> </text:p>
      <text:p text:style-name="P11"/>
      <text:h text:style-name="Heading_20_1" text:outline-level="1"><text:bookmark-start text:name="__RefHeading___Toc125_679982336"/>5. Plan de difusión y patrocinio <text:bookmark-end text:name="__RefHeading___Toc125_679982336"/></text:h>
      <text:p text:style-name="P10">Pa<text:span text:style-name="T10">ra este proyect</text:span><text:span text:style-name="T12">o nos hemos difundido usando:</text:span></text:p>
      <text:p text:style-name="Text_20_body"><text:bookmark-start text:name="__RefHeading___Toc127_679982336"/>6. Bibliografía/Referencias/Recursos utilizados<text:bookmark-end text:name="__RefHeading___Toc127_679982336"/></text:p>
      <text:p text:style-name="P14"><text:a xlink:type="simple" xlink:href="https://tienda.bricogeek.com/baterias-lipo/1316-bateria-lipo-480mah-37v.html" text:style-name="Internet_20_link" text:visited-style-name="Visited_20_Internet_20_Link">https://tienda.bricogeek.com/baterias-lipo/1316-bateria-lipo-480mah-37v.html</text:a></text:p>
      <text:p text:style-name="P15"><text:a xlink:type="simple" xlink:href="https://www.digikey.es/es/products/detail/bosch-sensortec/BMP180/2688259" text:style-name="Internet_20_link" text:visited-style-name="Visited_20_Internet_20_Link">https://www.digikey.es/es/products/detail/bosch-sensortec/BMP180/2688259</text:a></text:p>
      <text:p text:style-name="P16"><text:a xlink:type="simple" xlink:href="https://opencircuit.es/producto/módulo-transmisor-receptor-hc12-si4463-433mhz" text:style-name="Internet_20_link" text:visited-style-name="Visited_20_Internet_20_Link"><text:span text:style-name="T7">https://opencircuit.es/producto/m%C3%B3dulo-transmisor-receptor-hc12-si4463-433mhz</text:span></text:a></text:p>
      <text:p text:style-name="P16"><text:a xlink:type="simple" xlink:href="https://arduino.cl/producto/sensor-calidad-de-aire-mq-135/#:~:text=Tamaño%3A%2080mm%20x%2060mm%20x%2020mm" text:style-name="Internet_20_link" text:visited-style-name="Visited_20_Internet_20_Link"><text:span text:style-name="T7">https://arduino.cl/producto/sensor-calidad-de-aire-mq-135/#:~:text=Tama%C3%B1o%3A%2080mm%20x%2060mm%20x%2020mm</text:span></text:a></text:p>
      <text:p text:style-name="P12"/>
      <text:p text:style-name="P12">AVISOS Y RECOMENDACIONES </text:p>
      <text:p text:style-name="Text_20_body">…</text:p>
      <text:p text:style-name="Text_20_body">CONTACTO </text:p>
      <text:p text:style-name="Text_20_body">Todas las preguntas y muestras de interés deberán enviarse a..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ui-monospace" svg:font-family="ui-monospace, SFMono-Regular, 'SF Mono', Menlo, Consolas, 'Liberation Mono', 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1.499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2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2.499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HTML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3-21T19:00:29.468000000</meta:creation-date>
    <dc:date>2023-03-28T18:37:27.319000000</dc:date>
    <meta:editing-duration>PT22M47S</meta:editing-duration>
    <meta:editing-cycles>10</meta:editing-cycles>
    <meta:generator>LibreOffice/6.4.6.2$Windows_X86_64 LibreOffice_project/0ce51a4fd21bff07a5c061082cc82c5ed232f115</meta:generator>
    <meta:document-statistic meta:table-count="0" meta:image-count="0" meta:object-count="0" meta:page-count="5" meta:paragraph-count="55" meta:word-count="330" meta:character-count="2399" meta:non-whitespace-character-count="2101"/>
  </office:meta>
</office:document-meta>
</file>